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286cm" fo:margin-left="0cm" table:align="left"/>
    </style:style>
    <style:style style:name="Table1.A" style:family="table-column">
      <style:table-column-properties style:column-width="6.071cm"/>
    </style:style>
    <style:style style:name="Table1.B" style:family="table-column">
      <style:table-column-properties style:column-width="9.627cm"/>
    </style:style>
    <style:style style:name="Table1.C" style:family="table-column">
      <style:table-column-properties style:column-width="1.588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009cm" table:align="left"/>
    </style:style>
    <style:style style:name="Table2.A" style:family="table-column">
      <style:table-column-properties style:column-width="8.5cm"/>
    </style:style>
    <style:style style:name="Table2.1" style:family="table-row">
      <style:table-row-properties fo:keep-together="always" style:use-optimal-row-height="false"/>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11cm" fo:margin-left="0cm" table:align="left"/>
    </style:style>
    <style:style style:name="Table3.A" style:family="table-column">
      <style:table-column-properties style:column-width="1.499cm"/>
    </style:style>
    <style:style style:name="Table3.B" style:family="table-column">
      <style:table-column-properties style:column-width="7.29cm"/>
    </style:style>
    <style:style style:name="Table3.C" style:family="table-column">
      <style:table-column-properties style:column-width="1.824cm"/>
    </style:style>
    <style:style style:name="Table3.D" style:family="table-column">
      <style:table-column-properties style:column-width="4.38cm"/>
    </style:style>
    <style:style style:name="Table3.E" style:family="table-column">
      <style:table-column-properties style:column-width="2.117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6.703cm" style:rel-column-width="25838*"/>
    </style:style>
    <style:style style:name="Table4.B" style:family="table-column">
      <style:table-column-properties style:column-width="1.797cm" style:rel-column-width="6928*"/>
    </style:style>
    <style:style style:name="Table4.C" style:family="table-column">
      <style:table-column-properties style:column-width="6.11cm" style:rel-column-width="23553*"/>
    </style:style>
    <style:style style:name="Table4.D" style:family="table-column">
      <style:table-column-properties style:column-width="2.39cm" style:rel-column-width="921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6.703cm" style:rel-column-width="25838*"/>
    </style:style>
    <style:style style:name="Table5.B" style:family="table-column">
      <style:table-column-properties style:column-width="1.797cm" style:rel-column-width="6928*"/>
    </style:style>
    <style:style style:name="Table5.C" style:family="table-column">
      <style:table-column-properties style:column-width="6.11cm" style:rel-column-width="23553*"/>
    </style:style>
    <style:style style:name="Table5.D" style:family="table-column">
      <style:table-column-properties style:column-width="2.39cm" style:rel-column-width="921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3" style:family="table-row">
      <style:table-row-properties style:min-row-height="0.6cm"/>
    </style:style>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bold" officeooo:rsid="002150f8" officeooo:paragraph-rsid="002150f8" style:font-size-asian="16pt" style:font-weight-asian="bold" style:font-size-complex="16pt" style:font-weight-complex="bold"/>
    </style:style>
    <style:style style:name="P4" style:family="paragraph" style:parent-style-name="Standard">
      <style:text-properties fo:font-size="16pt" fo:font-weight="bold" officeooo:rsid="00252ed9" officeooo:paragraph-rsid="00252ed9" style:font-size-asian="16pt" style:font-weight-asian="bold" style:font-size-complex="16pt" style:font-weight-complex="bold"/>
    </style:style>
    <style:style style:name="P5" style:family="paragraph" style:parent-style-name="Standard">
      <style:text-properties fo:font-size="16pt" fo:font-weight="normal" officeooo:rsid="001a8deb" officeooo:paragraph-rsid="001a8deb" style:font-size-asian="16pt" style:font-weight-asian="normal" style:font-size-complex="16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1pt" officeooo:rsid="001db23b" officeooo:paragraph-rsid="001db23b" style:font-size-asian="11pt" style:font-size-complex="11pt"/>
    </style:style>
    <style:style style:name="P9" style:family="paragraph" style:parent-style-name="Standard">
      <style:text-properties style:font-name="Liberation Serif" fo:font-size="11pt" officeooo:rsid="001b28d5" officeooo:paragraph-rsid="001b28d5" style:font-size-asian="11pt" style:font-size-complex="11pt"/>
    </style:style>
    <style:style style:name="P10" style:family="paragraph" style:parent-style-name="Standard">
      <style:text-properties style:font-name="Liberation Serif" fo:font-size="11pt" fo:font-weight="normal" officeooo:rsid="001b28d5" officeooo:paragraph-rsid="001b28d5" style:font-size-asian="11pt" style:font-weight-asian="normal" style:font-size-complex="11pt" style:font-weight-complex="normal"/>
    </style:style>
    <style:style style:name="P11" style:family="paragraph" style:parent-style-name="Standard">
      <style:text-properties officeooo:rsid="00294bd8" officeooo:paragraph-rsid="00294bd8"/>
    </style:style>
    <style:style style:name="P12" style:family="paragraph" style:parent-style-name="Standard">
      <style:text-properties officeooo:paragraph-rsid="00294bd8"/>
    </style:style>
    <style:style style:name="P13" style:family="paragraph" style:parent-style-name="Standard">
      <style:text-properties officeooo:rsid="0029f230" officeooo:paragraph-rsid="0029f230"/>
    </style:style>
    <style:style style:name="P14" style:family="paragraph" style:parent-style-name="Standard">
      <style:text-properties officeooo:rsid="002d3003" officeooo:paragraph-rsid="002d3003"/>
    </style:style>
    <style:style style:name="P15" style:family="paragraph" style:parent-style-name="Standard">
      <style:text-properties officeooo:rsid="002d3003" officeooo:paragraph-rsid="002d4a44"/>
    </style:style>
    <style:style style:name="P16" style:family="paragraph" style:parent-style-name="Standard">
      <style:text-properties officeooo:rsid="002d3003" officeooo:paragraph-rsid="002eece4"/>
    </style:style>
    <style:style style:name="P17" style:family="paragraph" style:parent-style-name="Standard">
      <style:text-properties officeooo:rsid="002d4a44" officeooo:paragraph-rsid="002d4a44"/>
    </style:style>
    <style:style style:name="P18" style:family="paragraph" style:parent-style-name="Standard">
      <style:text-properties officeooo:rsid="0033c011" officeooo:paragraph-rsid="0033c011"/>
    </style:style>
    <style:style style:name="P19" style:family="paragraph" style:parent-style-name="Standard">
      <style:text-properties officeooo:rsid="00351911" officeooo:paragraph-rsid="00351911"/>
    </style:style>
    <style:style style:name="P20" style:family="paragraph" style:parent-style-name="Table_20_Contents">
      <style:text-properties fo:font-size="16pt" fo:font-weight="bold" officeooo:rsid="0024875c" officeooo:paragraph-rsid="0024875c" style:font-size-asian="16pt" style:font-weight-asian="bold" style:font-size-complex="16pt" style:font-weight-complex="bold"/>
    </style:style>
    <style:style style:name="P21" style:family="paragraph" style:parent-style-name="Table_20_Contents">
      <style:text-properties fo:font-size="11pt" style:font-size-asian="11pt" style:font-size-complex="11pt"/>
    </style:style>
    <style:style style:name="P22" style:family="paragraph" style:parent-style-name="Table_20_Contents">
      <style:text-properties fo:font-size="11pt" officeooo:rsid="001a8deb" officeooo:paragraph-rsid="001a8deb" style:font-size-asian="11pt" style:font-size-complex="11pt"/>
    </style:style>
    <style:style style:name="P23" style:family="paragraph" style:parent-style-name="Table_20_Contents">
      <style:text-properties fo:font-size="11pt" officeooo:rsid="001a8deb" officeooo:paragraph-rsid="001db23b" style:font-size-asian="11pt" style:font-size-complex="11pt"/>
    </style:style>
    <style:style style:name="P24" style:family="paragraph" style:parent-style-name="Table_20_Contents">
      <style:text-properties fo:font-size="11pt" officeooo:rsid="001b28d5" officeooo:paragraph-rsid="001b28d5" style:font-size-asian="11pt" style:font-size-complex="11pt"/>
    </style:style>
    <style:style style:name="P25" style:family="paragraph" style:parent-style-name="Table_20_Contents">
      <style:text-properties fo:font-size="11pt" officeooo:rsid="001b28d5" officeooo:paragraph-rsid="001db23b" style:font-size-asian="11pt" style:font-size-complex="11pt"/>
    </style:style>
    <style:style style:name="P26" style:family="paragraph" style:parent-style-name="Table_20_Contents">
      <style:text-properties fo:font-size="11pt" officeooo:rsid="001c7011" officeooo:paragraph-rsid="001c7011" style:font-size-asian="11pt" style:font-size-complex="11pt"/>
    </style:style>
    <style:style style:name="P27" style:family="paragraph" style:parent-style-name="Table_20_Contents">
      <style:text-properties fo:font-size="11pt" officeooo:rsid="001db23b" officeooo:paragraph-rsid="001db23b" style:font-size-asian="11pt" style:font-size-complex="11pt"/>
    </style:style>
    <style:style style:name="P28" style:family="paragraph" style:parent-style-name="Table_20_Contents">
      <style:text-properties fo:font-size="11pt" officeooo:rsid="001f63e6" officeooo:paragraph-rsid="001f63e6" style:font-size-asian="11pt" style:font-size-complex="11pt"/>
    </style:style>
    <style:style style:name="P29" style:family="paragraph" style:parent-style-name="Table_20_Contents">
      <style:text-properties fo:font-size="11pt" officeooo:rsid="001f63e6" officeooo:paragraph-rsid="002150f8" style:font-size-asian="11pt" style:font-size-complex="11pt"/>
    </style:style>
    <style:style style:name="P30" style:family="paragraph" style:parent-style-name="Table_20_Contents">
      <style:text-properties fo:font-size="11pt" officeooo:rsid="002150f8" officeooo:paragraph-rsid="002150f8" style:font-size-asian="11pt" style:font-size-complex="11pt"/>
    </style:style>
    <style:style style:name="P31" style:family="paragraph" style:parent-style-name="Table_20_Contents">
      <style:text-properties fo:font-size="11pt" officeooo:rsid="00221e53" officeooo:paragraph-rsid="00221e53" style:font-size-asian="11pt" style:font-size-complex="11pt"/>
    </style:style>
    <style:style style:name="P32" style:family="paragraph" style:parent-style-name="Table_20_Contents">
      <style:text-properties fo:font-size="11pt" officeooo:rsid="0023fe33" officeooo:paragraph-rsid="0023fe33" style:font-size-asian="11pt" style:font-size-complex="11pt"/>
    </style:style>
    <style:style style:name="P33" style:family="paragraph" style:parent-style-name="Table_20_Contents">
      <style:text-properties fo:font-size="11pt" officeooo:rsid="0024875c" officeooo:paragraph-rsid="0024875c" style:font-size-asian="11pt" style:font-size-complex="11pt"/>
    </style:style>
    <style:style style:name="P34" style:family="paragraph" style:parent-style-name="Table_20_Contents">
      <style:text-properties fo:font-size="11pt" officeooo:rsid="00252ed9" officeooo:paragraph-rsid="00252ed9" style:font-size-asian="11pt" style:font-size-complex="11pt"/>
    </style:style>
    <style:style style:name="P35" style:family="paragraph" style:parent-style-name="Table_20_Contents">
      <style:text-properties fo:font-size="11pt" officeooo:rsid="002553f1" officeooo:paragraph-rsid="002553f1" style:font-size-asian="11pt" style:font-size-complex="11pt"/>
    </style:style>
    <style:style style:name="P36" style:family="paragraph" style:parent-style-name="Table_20_Contents">
      <style:text-properties officeooo:rsid="00294bd8" officeooo:paragraph-rsid="00294bd8"/>
    </style:style>
    <style:style style:name="P37" style:family="paragraph" style:parent-style-name="Table_20_Contents">
      <style:paragraph-properties fo:text-align="center" style:justify-single-word="false"/>
      <style:text-properties fo:font-weight="bold" officeooo:rsid="00294bd8" officeooo:paragraph-rsid="00294bd8" style:font-weight-asian="bold" style:font-weight-complex="bold"/>
    </style:style>
    <style:style style:name="P38" style:family="paragraph" style:parent-style-name="Table_20_Heading">
      <style:text-properties fo:font-size="16pt" officeooo:rsid="002150f8" officeooo:paragraph-rsid="002150f8" style:font-size-asian="16pt" style:font-size-complex="16pt"/>
    </style:style>
    <style:style style:name="P39" style:family="paragraph" style:parent-style-name="Table_20_Heading">
      <style:text-properties fo:font-size="16pt" officeooo:rsid="00221e53" officeooo:paragraph-rsid="00221e53" style:font-size-asian="16pt" style:font-size-complex="16pt"/>
    </style:style>
    <style:style style:name="P40" style:family="paragraph" style:parent-style-name="Table_20_Heading">
      <style:text-properties fo:font-size="16pt" fo:font-weight="bold" officeooo:rsid="0024875c" officeooo:paragraph-rsid="0024875c" style:font-size-asian="16pt" style:font-weight-asian="bold" style:font-size-complex="16pt" style:font-weight-complex="bold"/>
    </style:style>
    <style:style style:name="P41" style:family="paragraph" style:parent-style-name="Table_20_Heading">
      <style:text-properties fo:font-size="14pt" officeooo:rsid="001a8deb" officeooo:paragraph-rsid="001a8deb" style:font-size-asian="14pt" style:font-size-complex="14pt"/>
    </style:style>
    <style:style style:name="P42" style:family="paragraph" style:parent-style-name="Standard" style:master-page-name="MP0">
      <style:paragraph-properties style:page-number="auto" fo:break-before="page"/>
    </style:style>
    <style:style style:name="T1" style:family="text">
      <style:text-properties style:language-asian="en" style:country-asian="GB" style:language-complex="ar" style:country-complex="SA"/>
    </style:style>
    <style:style style:name="T2" style:family="text">
      <style:text-properties fo:font-size="16pt" fo:font-weight="bold" style:font-size-asian="16pt" style:font-weight-asian="bold" style:font-size-complex="16pt" style:font-weight-complex="bold"/>
    </style:style>
    <style:style style:name="T3" style:family="text">
      <style:text-properties style:text-position="super 67%"/>
    </style:style>
    <style:style style:name="T4" style:family="text">
      <style:text-properties officeooo:rsid="001b28d5"/>
    </style:style>
    <style:style style:name="T5" style:family="text">
      <style:text-properties officeooo:rsid="001c7011"/>
    </style:style>
    <style:style style:name="T6" style:family="text">
      <style:text-properties officeooo:rsid="001db23b"/>
    </style:style>
    <style:style style:name="T7" style:family="text">
      <style:text-properties fo:font-weight="bold"/>
    </style:style>
    <style:style style:name="T8" style:family="text">
      <style:text-properties fo:font-weight="bold" officeooo:rsid="001db23b"/>
    </style:style>
    <style:style style:name="T9" style:family="text">
      <style:text-properties officeooo:rsid="002150f8"/>
    </style:style>
    <style:style style:name="T10" style:family="text">
      <style:text-properties officeooo:rsid="0023fe33"/>
    </style:style>
    <style:style style:name="T11" style:family="text">
      <style:text-properties officeooo:rsid="00285ceb"/>
    </style:style>
    <style:style style:name="T12" style:family="text">
      <style:text-properties style:font-name="Liberation Serif1"/>
    </style:style>
    <style:style style:name="T13" style:family="text">
      <style:text-properties officeooo:rsid="0029f230"/>
    </style:style>
    <style:style style:name="T14" style:family="text">
      <style:text-properties officeooo:rsid="002b8791"/>
    </style:style>
    <style:style style:name="T15" style:family="text">
      <style:text-properties officeooo:rsid="002d2761"/>
    </style:style>
    <style:style style:name="T16" style:family="text">
      <style:text-properties officeooo:rsid="002d4a44"/>
    </style:style>
    <style:style style:name="T17" style:family="text">
      <style:text-properties officeooo:rsid="002d7c9d"/>
    </style:style>
    <style:style style:name="T18" style:family="text">
      <style:text-properties officeooo:rsid="002eece4"/>
    </style:style>
    <style:style style:name="T19" style:family="text">
      <style:text-properties officeooo:rsid="0033c011"/>
    </style:style>
    <style:style style:name="T20" style:family="text">
      <style:text-properties officeooo:rsid="0034f44e"/>
    </style:style>
    <style:style style:name="T21" style:family="text">
      <style:text-properties officeooo:rsid="00351911"/>
    </style:style>
    <style:style style:name="fr1"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cm" fo:border="none" style:writing-mode="lr-tb" draw:textarea-vertical-align="to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Shape1" text:anchor-type="paragraph" svg:y="-0.028cm" svg:width="16.999cm" style:rel-width="scale" svg:height="7.317cm" style:rel-height="scale" draw:z-index="0"><draw:text-box><text:p text:style-name="Normal"><text:span text:style-name="Default_20_Paragraph_20_Font"><text:span text:style-name="T2">Analysis</text:span></text:span></text:p><text:p text:style-name="Normal"/><text:p text:style-name="Normal">This project is in the field of astrodynamics, the study of the mechanics of orbits in solar systems. This subject is very difficult to give a visual intuition of – the textbooks are full of difficult equations, and few give a real demonstration of how the different variables affect orbits.</text:p><text:p text:style-name="Normal"/><text:p text:style-name="Normal">This project aims to provide a useful simulation where users can input <text:span text:style-name="T11">and edit</text:span> conditions and see a visual representation of various orbits. This can be used for students trying to learn more about astrodynamics, and teachers trying to give a visual demonstration.</text:p><text:p text:style-name="Normal"/><text:p text:style-name="Normal">Objectives:</text:p><text:p text:style-name="Normal"/><text:p text:style-name="Normal">1. Accurately model simple Keplerian orbits – circular, elliptical, parabolic, and hyperbolic</text:p><text:p text:style-name="Normal">2. Provide a tool to add bodies with classical orbital elements, and provide explanation:</text:p></draw:text-box></draw:frame><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text:span text:style-name="Default_20_Paragraph_20_Font"><text:span text:style-name="T1"/></text:span></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Name</text:p>
          </table:table-cell>
          <table:table-cell table:style-name="Table1.A1" office:value-type="string">
            <text:p text:style-name="P37">Description</text:p>
          </table:table-cell>
          <table:table-cell table:style-name="Table1.C1" office:value-type="string">
            <text:p text:style-name="P37">Range</text:p>
          </table:table-cell>
        </table:table-row>
        <table:table-row table:style-name="Table1.1">
          <table:table-cell table:style-name="Table1.A2" office:value-type="string">
            <text:p text:style-name="Table_20_Contents">Semi-latus rectum</text:p>
          </table:table-cell>
          <table:table-cell table:style-name="Table1.A2" office:value-type="string">
            <text:p text:style-name="Table_20_Contents">the distance between two bodies at right angles to the “periapsis” (minimum point)</text:p>
          </table:table-cell>
          <table:table-cell table:style-name="Table1.C2" office:value-type="string">
            <text:p text:style-name="P36">[0,+<text:span text:style-name="T12">∞</text:span>)</text:p>
          </table:table-cell>
        </table:table-row>
        <table:table-row table:style-name="Table1.1">
          <table:table-cell table:style-name="Table1.A2" office:value-type="string">
            <text:p text:style-name="Table_20_Contents">Eccentricity</text:p>
          </table:table-cell>
          <table:table-cell table:style-name="Table1.A2" office:value-type="string">
            <text:p text:style-name="P12">A measure of the shape of the orbit, illustrated below</text:p>
          </table:table-cell>
          <table:table-cell table:style-name="Table1.C2" office:value-type="string">
            <text:p text:style-name="P36">[0,+<text:span text:style-name="T12">∞</text:span>)</text:p>
          </table:table-cell>
        </table:table-row>
        <table:table-row table:style-name="Table1.1">
          <table:table-cell table:style-name="Table1.A2" office:value-type="string">
            <text:p text:style-name="Table_20_Contents">Inclination</text:p>
          </table:table-cell>
          <table:table-cell table:style-name="Table1.A2" office:value-type="string">
            <text:p text:style-name="Standard">the angle between the orbital plane and the reference plane</text:p>
          </table:table-cell>
          <table:table-cell table:style-name="Table1.C2" office:value-type="string">
            <text:p text:style-name="P11">[0,180<text:span text:style-name="T12">º</text:span>]</text:p>
          </table:table-cell>
        </table:table-row>
        <table:table-row table:style-name="Table1.1">
          <table:table-cell table:style-name="Table1.A2" office:value-type="string">
            <text:p text:style-name="Table_20_Contents">Longitude of the ascending node</text:p>
          </table:table-cell>
          <table:table-cell table:style-name="Table1.A2" office:value-type="string">
            <text:p text:style-name="Standard">the angle from the reference direction anticlockwise to the point where the orbiting body rises above the reference plane</text:p>
          </table:table-cell>
          <table:table-cell table:style-name="Table1.C2" office:value-type="string">
            <text:p text:style-name="P11">[0,360<text:span text:style-name="T12">º</text:span>)</text:p>
          </table:table-cell>
        </table:table-row>
        <table:table-row table:style-name="Table1.1">
          <table:table-cell table:style-name="Table1.A2" office:value-type="string">
            <text:p text:style-name="Table_20_Contents">Argument of periapsis</text:p>
          </table:table-cell>
          <table:table-cell table:style-name="Table1.A2" office:value-type="string">
            <text:p text:style-name="Standard">the angle from the ascending node anticlockwise to the periapsis.</text:p>
          </table:table-cell>
          <table:table-cell table:style-name="Table1.C2" office:value-type="string">
            <text:p text:style-name="P11">[0,360<text:span text:style-name="T12">º</text:span>)</text:p>
          </table:table-cell>
        </table:table-row>
        <table:table-row table:style-name="Table1.1">
          <table:table-cell table:style-name="Table1.A2" office:value-type="string">
            <text:p text:style-name="Table_20_Contents">True anomaly</text:p>
          </table:table-cell>
          <table:table-cell table:style-name="Table1.A2" office:value-type="string">
            <text:p text:style-name="Standard">he angle from the periapsis anticlockwise to the current position of the body.</text:p>
          </table:table-cell>
          <table:table-cell table:style-name="Table1.C2" office:value-type="string">
            <text:p text:style-name="P11">[0,360<text:span text:style-name="T12">º</text:span>)</text:p>
          </table:table-cell>
        </table:table-row>
      </table:table>
      <text:p text:style-name="Standard"/>
      <text:p text:style-name="Standard"/>
      <text:p text:style-name="Standard"><draw:frame draw:style-name="fr2" draw:name="Shape2" text:anchor-type="paragraph" svg:y="0.423cm" svg:width="16.962cm" style:rel-width="scale" svg:height="3.41cm" style:rel-height="scale" draw:z-index="1"><draw:text-box><text:p text:style-name="Normal">3. Ideally, be able to simulate motion in non-classical systems – e.g another star entering the solar system</text:p><text:p text:style-name="Normal">4. Render the 3D system into 2D convincingly.</text:p><text:p text:style-name="Normal">5. Be able to place one or more cameras anywhere in the system and provide controls for zoom/rotation/etc.</text:p><text:p text:style-name="Normal">6. Be able to pause the simulation and modify variables at any point.</text:p><text:p text:style-name="Normal">7. Provide a capability to save and load systems to/from the hard drive.</text:p></draw:text-box></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P2">Design</text:p>
      <text:p text:style-name="Standard"/>
      <text:p text:style-name="Standard">This is split into three main areas: Mechanics, UI, and Graphics, which have been approached seperately. Mechanics deals with calculations of how the bodies are affected with time, UI deals with the user interface, and Graphics deals with the display of the simulation to the user while it is running</text:p>
      <text:p text:style-name="Standard"/>
      <text:p text:style-name="P6"/>
      <text:p text:style-name="P6"/>
      <text:p text:style-name="P6"><text:soft-page-break/></text:p>
      <text:p text:style-name="P6">Mechanics</text:p>
      <text:p text:style-name="Standard"/>
      <text:p text:style-name="Standard">There are two main ways to simulate orbits: Directly from newton’s laws, or by the patched conic approximation.</text:p>
      <text:p text:style-name="Standard"/>
      <text:p text:style-name="Standard">Newton’s Laws: Calculate the instantaneous acceleration on a body exactly, then assume it is constant for a finite interval and move all bodies slightly</text:p>
      <text:p text:style-name="Standard"/>
      <text:p text:style-name="Standard">Patched Conic Approximation: Assume all trajectories follow the shape of conic sections, and patch the sections together wherever bodies move from orbiting one body to orbiting another.</text:p>
      <text:p text:style-name="Standard"/>
      <text:p text:style-name="Standard">Here is a comparison</text:p>
      <text:p text:style-name="Standard"/>
      <table:table table:name="Table2" table:style-name="Table2">
        <table:table-column table:style-name="Table2.A" table:number-columns-repeated="2"/>
        <table:table-row table:style-name="Table2.1">
          <table:table-cell table:style-name="Table2.A1" office:value-type="string">
            <text:p text:style-name="Table_20_Contents">Newton’s Laws</text:p>
          </table:table-cell>
          <table:table-cell table:style-name="Table2.B1" office:value-type="string">
            <text:p text:style-name="Table_20_Contents">Patched-Conic Approximation</text:p>
          </table:table-cell>
        </table:table-row>
        <table:table-row table:style-name="Table2.1">
          <table:table-cell table:style-name="Table2.A2" office:value-type="string">
            <text:p text:style-name="Table_20_Contents">Can model complex interactions accurately (e.g binary star systems)</text:p>
          </table:table-cell>
          <table:table-cell table:style-name="Table2.B2" office:value-type="string">
            <text:p text:style-name="Table_20_Contents">More accurate for simple systems (eg. our solar system)</text:p>
          </table:table-cell>
        </table:table-row>
        <table:table-row table:style-name="Table2.1">
          <table:table-cell table:style-name="Table2.A2" office:value-type="string">
            <text:p text:style-name="Table_20_Contents">Without enough processing power, it will either run slowly or inaccurately</text:p>
          </table:table-cell>
          <table:table-cell table:style-name="Table2.B2" office:value-type="string">
            <text:p text:style-name="Table_20_Contents">Can run arbitrarily fast</text:p>
          </table:table-cell>
        </table:table-row>
        <table:table-row table:style-name="Table2.1">
          <table:table-cell table:style-name="Table2.A2" office:value-type="string">
            <text:p text:style-name="Table_20_Contents"/>
          </table:table-cell>
          <table:table-cell table:style-name="Table2.B2" office:value-type="string">
            <text:p text:style-name="Table_20_Contents">Less processor intensive</text:p>
          </table:table-cell>
        </table:table-row>
      </table:table>
      <text:p text:style-name="Standard"><text:s/></text:p>
      <text:p text:style-name="Standard"/>
      <text:p text:style-name="Standard">I decided early on that the mechanics should be done directly from newton’s laws of gravitation if possible rather than <text:span text:style-name="T13">the patched conic approximation</text:span>, since it gives much greater flexibility in the types of situations which can be modelled. This does however mean that the program will run slightly slower and small errors will accumulate. After a small amount of prototyping I decided that these problems were not too major to handle.</text:p>
      <text:p text:style-name="Standard"/>
      <text:p text:style-name="Standard">Mathematical Structures:</text:p>
      <text:p text:style-name="Standard"/>
      <text:p text:style-name="Standard">We will use some basic mathematical structures to make 3D calculations easier: <text:s/>the 3-Vector, which stores 3 real numbers, and can be used for storing positions, velocities, and so on, and the 3x3 Matrix, which makes operations on 3-Vectors like rotation easier.</text:p>
      <text:p text:style-name="Standard"/>
      <text:p text:style-name="Standard">Structures.cs, Lines 10-124</text:p>
      <text:p text:style-name="Standard"/>
      <text:p text:style-name="Standard">Bodies:</text:p>
      <text:p text:style-name="Standard"/>
      <text:p text:style-name="Standard">There must be a data structure which holds a body in the system. This will be stored in <text:span text:style-name="T13">main memory</text:span> as the program is running, but also must be able to be saved to disk.</text:p>
      <text:p text:style-name="Standard"/>
      <text:p text:style-name="Standard">The required fields are:</text:p>
      <text:p text:style-name="Standard"/>
      <text:p text:style-name="Standard">Name – the name of the Body</text:p>
      <text:p text:style-name="Standard">Parent – the body this body is orbiting</text:p>
      <text:p text:style-name="Standard">StdGrav – the standard gravitational parameter of the body. This is equivalent to the body’s mass multiplied by the constant “G”, but is used more often than the mass so this will be stored instead</text:p>
      <text:p text:style-name="Standard">Position – the current position of the body</text:p>
      <text:p text:style-name="Standard">Velocity – the current velocity of the body</text:p>
      <text:p text:style-name="Standard">Color – the color of the body</text:p>
      <text:p text:style-name="Standard"><text:soft-page-break/></text:p>
      <text:p text:style-name="Standard">This should be able to be constructed from the six orbital elements, so we will make a class containing the elements and use this for the constructor:</text:p>
      <text:p text:style-name="Standard"/>
      <text:p text:style-name="Standard">Structures.cs, Lines 375-424 and 282-339</text:p>
      <text:p text:style-name="Standard"/>
      <text:p text:style-name="Standard">We also need a class to store the planetary system as a whole, which requires the following fields:</text:p>
      <text:p text:style-name="Standard"/>
      <text:p text:style-name="Standard">Bodies – a list of the bodies in the system</text:p>
      <text:p text:style-name="Standard">Centers – the indexes in bodies of the system which can be focused on when the system is drawn.</text:p>
      <text:p text:style-name="P13">The list of bodies itself should be abstracted from other programs, instead the system class should inherit from the standard Ienumerator interface, and overload the methods to access the underlying list. This simplifies access to the system from other objects, and ensures that any other p<text:span text:style-name="T14">rivate properties of the system are edited properly.</text:span></text:p>
      <text:p text:style-name="Standard"/>
      <text:p text:style-name="Standard">The planetary system class will also handle all of the mechanics of the system. As it was decided to use Newton’s laws, the instantaneous acceleration on each body must be calculated first.</text:p>
      <text:p text:style-name="Standard"/>
      <text:p text:style-name="Standard">Pseudocode:</text:p>
      <text:p text:style-name="Standard">foreach body A in bodies:</text:p>
      <text:p text:style-name="Standard"><text:tab/>foreach body B in bodies:</text:p>
      <text:p text:style-name="Standard"><text:tab/><text:tab/>accelerationA ← accelerationA + b.stdGrav/(distance between them squared)</text:p>
      <text:p text:style-name="Standard"><text:tab/><text:tab/>accelerationB ← accelerationB + a.stdGrav/(distance between them squared)</text:p>
      <text:p text:style-name="Standard"/>
      <text:p text:style-name="Standard"/>
      <text:p text:style-name="Standard">This runs in O(n<text:span text:style-name="Default_20_Paragraph_20_Font"><text:span text:style-name="T3">2</text:span></text:span>) time, which is acceptable. This calculation should be in a function called GetAcceleration().</text:p>
      <text:p text:style-name="Standard"/>
      <text:p text:style-name="Standard">The PlanetarySystem class will include a method TimeStep(step), which takes the instantaneous accelerations and assumes they are constant for a small time “step” in seconds, and modifies the bodies.</text:p>
      <text:p text:style-name="Standard"/>
      <text:p text:style-name="Standard">PlanetarySystem.cs Lines 55-63</text:p>
      <text:p text:style-name="Standard"/>
      <text:p text:style-name="Standard">The calculations should be encapsulated within the class and run asynchronously to the other processes. Public Start(), StartAsync(), and Stop() functions should be provided.</text:p>
      <text:p text:style-name="Standard"/>
      <text:p text:style-name="Standard">PlanetarySystem.cs Lines 64-72</text:p>
      <text:p text:style-name="Standard"/>
      <text:p text:style-name="P2">Graphics:</text:p>
      <text:p text:style-name="P2"/>
      <text:p text:style-name="Standard">Gtk# was chosen for this project as a graphics library since it is used professionally, has good support, and runs well on Linux with the Mono runtime.</text:p>
      <text:p text:style-name="Standard"/>
      <text:p text:style-name="Standard">The graphics processor should <text:span text:style-name="T15">iterate through the planetary system class asynchronously from the mechanics, in order of distance to the camera, and draw each object (and it’s associated trail), passing it through a camera transformation to project it onto the screen.</text:span></text:p>
      <text:p text:style-name="Standard"/>
      <text:p text:style-name="P14"/>
      <text:p text:style-name="P14"/>
      <text:p text:style-name="P14"/>
      <text:p text:style-name="P14"/>
      <text:p text:style-name="P14"><text:soft-page-break/></text:p>
      <text:p text:style-name="P14">Required classes:</text:p>
      <text:p text:style-name="P14">Camera – contains an orientation and distance to origin</text:p>
      <text:p text:style-name="P14">SystemView – overloads an existing GTK class and defines what happens when the screen is drawn. </text:p>
      <text:p text:style-name="P17">Variables:</text:p>
      <text:p text:style-name="P17"><text:tab/>active planetary system</text:p>
      <text:p text:style-name="P17"><text:tab/>list of previous positions of bodies (to draw path)</text:p>
      <text:p text:style-name="P14">Variables which are modified by Input class:</text:p>
      <text:p text:style-name="P14"><text:tab/>planetary radius multiplier</text:p>
      <text:p text:style-name="P14"><text:tab/>trail length</text:p>
      <text:p text:style-name="P14"><text:tab/>active camera</text:p>
      <text:p text:style-name="P14">Constants:</text:p>
      <text:p text:style-name="P14"><text:tab/>line width (as fraction of planetary size)</text:p>
      <text:p text:style-name="P14">Pseudocode:</text:p>
      <text:p text:style-name="P14"/>
      <text:p text:style-name="P14">Fill screen with black</text:p>
      <text:p text:style-name="P14">Set (0,0) as centre of screen</text:p>
      <text:p text:style-name="P14">Scale coordinates to screen</text:p>
      <text:p text:style-name="P14">order ← order of bodies according to distance from camera (closest first)</text:p>
      <text:p text:style-name="P14">foreach Body in sys<text:span text:style-name="T16">t</text:span>em according <text:span text:style-name="T17">to </text:span>order:</text:p>
      <text:p text:style-name="P15"><text:tab/><text:span text:style-name="T17">DrawCircle(radius Body.radius*radius multiplier, position: camera transformation of Body.position of color Body.color</text:span></text:p>
      <text:p text:style-name="P15"><text:tab/><text:span text:style-name="T17">lastPath ← first point in paths[Body]</text:span></text:p>
      <text:p text:style-name="P15"><text:tab/><text:span text:style-name="T17">foreach (point in paths[Body]):</text:span></text:p>
      <text:p text:style-name="P15"><text:tab/><text:tab/><text:span text:style-name="T17">DrawLine(camera transform of lastPath to camera transform of point, width: Body.radius*radius multiplier*line width, color Body.color)</text:span></text:p>
      <text:p text:style-name="P16"><text:tab/><text:span text:style-name="T17">if len(paths) &gt; maximum trail length:</text:span></text:p>
      <text:p text:style-name="P15"><text:tab/><text:tab/><text:span text:style-name="T18">paths ← last (maximum trail length) elements of paths</text:span></text:p>
      <text:p text:style-name="P15"/>
      <text:p text:style-name="P18">GTK is event based, which means that ordinarily the screen would only be refreshed if an event happens, eg the player clicks on something. Therefore we must create our own method to <text:span text:style-name="T20">manually trigger the draw function </text:span>quickly so that the simulation can be seen. The starting and stopping is achieved via a flag – it is very important to terminate all processes when the program is stopped, since we have many asynchronous processes which could theoretically carry on even if the main thread is stopped.</text:p>
      <text:p text:style-name="P18"/>
      <text:p text:style-name="P18">Graphics.cs Lines <text:span text:style-name="T20">57-69</text:span></text:p>
      <text:p text:style-name="P2"/>
      <text:p text:style-name="P1">UI:</text:p>
      <text:p text:style-name="P7"/>
      <text:p text:style-name="P13">The UI must have functionality to <text:span text:style-name="T21">set variables such as the mechanics timestep, trail length, and planetary radii multiplies, as well as</text:span> add and remove <text:span text:style-name="T19">bodies</text:span>, <text:span text:style-name="T19">set body names, set body variables, save and load the current state.</text:span></text:p>
      <text:p text:style-name="P13"/>
      <text:p text:style-name="P19">Since much of the data </text:p>
      <text:p text:style-name="P13"/>
      <text:p text:style-name="P13"/>
      <text:p text:style-name="P13"/>
      <text:p text:style-name="P19">Save/Load:</text:p>
      <text:p text:style-name="P19"/>
      <text:p text:style-name="P19"><text:soft-page-break/>I chose XML as the file format to save into, since it is human readable but still offers good flexibility as to the types that are saved. I decided a custom save file class should be created, acting as a wrapper for the data that must be saved.</text:p>
      <text:p text:style-name="P19"/>
      <text:p text:style-name="P19">Required data:</text:p>
      <text:p text:style-name="P19"/>
      <text:p text:style-name="P19">- Mechanics Timestep</text:p>
      <text:p text:style-name="P19">- Planetary Radii multiplier’</text:p>
      <text:p text:style-name="P19">- Orbit Trail Length</text:p>
      <text:p text:style-name="P19">- Body variables</text:p>
      <text:p text:style-name="P19">- which bodies can be focused on</text:p>
      <text:p text:style-name="P19"/>
      <text:p text:style-name="P7"/>
      <text:p text:style-name="P2">Tests</text:p>
      <text:p text:style-name="P2"/>
      <text:p text:style-name="P5">Simple tests:</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41">Class</text:p>
            </table:table-cell>
            <table:table-cell table:style-name="Table3.A1" office:value-type="string">
              <text:p text:style-name="P41">Test</text:p>
            </table:table-cell>
            <table:table-cell table:style-name="Table3.A1" office:value-type="string">
              <text:p text:style-name="P41">Type</text:p>
            </table:table-cell>
            <table:table-cell table:style-name="Table3.A1" office:value-type="string">
              <text:p text:style-name="P41">Expected</text:p>
            </table:table-cell>
            <table:table-cell table:style-name="Table3.E1" office:value-type="string">
              <text:p text:style-name="P41">Pass/Fail</text:p>
            </table:table-cell>
          </table:table-row>
        </table:table-header-rows>
        <table:table-row>
          <table:table-cell table:style-name="Table3.A2" office:value-type="string">
            <text:p text:style-name="P22">Vector3</text:p>
          </table:table-cell>
          <table:table-cell table:style-name="Table3.A2" office:value-type="string">
            <text:p text:style-name="P24"><text:span text:style-name="T5">(2,3,6) </text:span>+ zero = zero + <text:span text:style-name="T5">(2,3,6)</text:span> = <text:span text:style-name="T5">(2,3,6)</text:span> </text:p>
          </table:table-cell>
          <table:table-cell table:style-name="Table3.A2" office:value-type="string">
            <text:p text:style-name="P24">Normal</text:p>
          </table:table-cell>
          <table:table-cell table:style-name="Table3.A2" office:value-type="string">
            <text:p text:style-name="P24">True</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6">5 * (2,3,6) / 5</text:p>
          </table:table-cell>
          <table:table-cell table:style-name="Table3.A2" office:value-type="string">
            <text:p text:style-name="P24">Normal</text:p>
          </table:table-cell>
          <table:table-cell table:style-name="Table3.A2" office:value-type="string">
            <text:p text:style-name="P26">(2,3,6)</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4"><text:span text:style-name="T5">(2,3,6) + (2,3,6) </text:span>= 2 * <text:span text:style-name="T5">(2,3,6)</text:span></text:p>
          </table:table-cell>
          <table:table-cell table:style-name="Table3.A2" office:value-type="string">
            <text:p text:style-name="P24">Normal</text:p>
          </table:table-cell>
          <table:table-cell table:style-name="Table3.A2" office:value-type="string">
            <text:p text:style-name="P24">True</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1">-<text:span text:style-name="T4">a = 0 - a</text:span></text:p>
          </table:table-cell>
          <table:table-cell table:style-name="Table3.A2" office:value-type="string">
            <text:p text:style-name="P24">Normal</text:p>
          </table:table-cell>
          <table:table-cell table:style-name="Table3.A2" office:value-type="string">
            <text:p text:style-name="P24">True</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4">Magnitude(2,3,6)</text:p>
          </table:table-cell>
          <table:table-cell table:style-name="Table3.A2" office:value-type="string">
            <text:p text:style-name="P24">Normal</text:p>
          </table:table-cell>
          <table:table-cell table:style-name="Table3.A2" office:value-type="string">
            <text:p text:style-name="P24">7</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4">(1,2,0) dot (-2,1,0)</text:p>
          </table:table-cell>
          <table:table-cell table:style-name="Table3.A2" office:value-type="string">
            <text:p text:style-name="P24">Normal</text:p>
          </table:table-cell>
          <table:table-cell table:style-name="Table3.A2" office:value-type="string">
            <text:p text:style-name="P24">0</text:p>
          </table:table-cell>
          <table:table-cell table:style-name="Table3.E2" office:value-type="string">
            <text:p text:style-name="P24">Pass</text:p>
          </table:table-cell>
        </table:table-row>
        <table:table-row>
          <table:table-cell table:style-name="Table3.A2" office:value-type="string">
            <text:p text:style-name="P23">Vector3</text:p>
          </table:table-cell>
          <table:table-cell table:style-name="Table3.A2" office:value-type="string">
            <text:p text:style-name="P24">(2,3,6) dot (2,3,6)</text:p>
          </table:table-cell>
          <table:table-cell table:style-name="Table3.A2" office:value-type="string">
            <text:p text:style-name="P24">Normal</text:p>
          </table:table-cell>
          <table:table-cell table:style-name="Table3.A2" office:value-type="string">
            <text:p text:style-name="P24">49</text:p>
          </table:table-cell>
          <table:table-cell table:style-name="Table3.E2" office:value-type="string">
            <text:p text:style-name="P24">Pass</text:p>
          </table:table-cell>
        </table:table-row>
        <table:table-row>
          <table:table-cell table:style-name="Table3.A2" office:value-type="string">
            <text:p text:style-name="P27">Vector3</text:p>
          </table:table-cell>
          <table:table-cell table:style-name="Table3.A2" office:value-type="string">
            <text:p text:style-name="P10"><text:bookmark text:name="MathJax-Element-1-Frame"/><text:bookmark text:name="MathJax-Span-1"/><text:bookmark text:name="MathJax-Span-2"/><text:bookmark text:name="MathJax-Span-7"/><text:bookmark text:name="MathJax-Span-8"/><text:span text:style-name="T6">(</text:span>3<text:bookmark text:name="MathJax-Span-9"/>,<text:bookmark text:name="MathJax-Span-10"/>−<text:bookmark text:name="MathJax-Span-11"/>3<text:bookmark text:name="MathJax-Span-12"/>,<text:bookmark text:name="MathJax-Span-13"/>1<text:bookmark text:name="MathJax-Span-14"/>) <text:bookmark text:name="MathJax-Span-21"/><text:span text:style-name="T6">cross </text:span>(<text:bookmark text:name="MathJax-Span-22"/>4<text:bookmark text:name="MathJax-Span-23"/>,<text:bookmark text:name="MathJax-Span-24"/>9<text:bookmark text:name="MathJax-Span-25"/>,<text:bookmark text:name="MathJax-Span-26"/>2<text:bookmark text:name="MathJax-Span-27"/>).</text:p>
          </table:table-cell>
          <table:table-cell table:style-name="Table3.A2" office:value-type="string">
            <text:p text:style-name="P28">Normal</text:p>
          </table:table-cell>
          <table:table-cell table:style-name="Table3.A2" office:value-type="string">
            <text:p text:style-name="P9"><text:bookmark text:name="MathJax-Element-3-Frame"/><text:bookmark text:name="MathJax-Span-28"/><text:bookmark text:name="MathJax-Span-29"/><text:bookmark text:name="MathJax-Span-30"/><text:bookmark text:name="MathJax-Span-129"/><text:bookmark text:name="MathJax-Span-130"/><text:bookmark text:name="MathJax-Span-133"/><text:span text:style-name="T6">(</text:span>−<text:bookmark text:name="MathJax-Span-134"/>15<text:bookmark text:name="MathJax-Span-138"/><text:span text:style-name="T7">,</text:span>−<text:bookmark text:name="MathJax-Span-139"/>2<text:bookmark text:name="MathJax-Span-144"/><text:span text:style-name="T7">,</text:span>39<text:span text:style-name="T8">)</text:span></text:p>
          </table:table-cell>
          <table:table-cell table:style-name="Table3.E2" office:value-type="string">
            <text:p text:style-name="P27">Pass</text:p>
          </table:table-cell>
        </table:table-row>
        <table:table-row>
          <table:table-cell table:style-name="Table3.A2" office:value-type="string">
            <text:p text:style-name="P23">Vector3</text:p>
          </table:table-cell>
          <table:table-cell table:style-name="Table3.A2" office:value-type="string">
            <text:p text:style-name="P24">Unit(2,3,6)</text:p>
          </table:table-cell>
          <table:table-cell table:style-name="Table3.A2" office:value-type="string">
            <text:p text:style-name="P24">Normal</text:p>
          </table:table-cell>
          <table:table-cell table:style-name="Table3.A2" office:value-type="string">
            <text:p text:style-name="P24">(0.285…,0.428…,0.857...)</text:p>
          </table:table-cell>
          <table:table-cell table:style-name="Table3.E2" office:value-type="string">
            <text:p text:style-name="P24">Pass</text:p>
          </table:table-cell>
        </table:table-row>
        <table:table-row>
          <table:table-cell table:style-name="Table3.A2" office:value-type="string">
            <text:p text:style-name="P27">Vector3</text:p>
          </table:table-cell>
          <table:table-cell table:style-name="Table3.A2" office:value-type="string">
            <text:p text:style-name="P27">Unit(0,0,0)</text:p>
          </table:table-cell>
          <table:table-cell table:style-name="Table3.A2" office:value-type="string">
            <text:p text:style-name="P27">Erroneous</text:p>
          </table:table-cell>
          <table:table-cell table:style-name="Table3.A2" office:value-type="string">
            <text:p text:style-name="P27">DivideByZeroException</text:p>
          </table:table-cell>
          <table:table-cell table:style-name="Table3.E2" office:value-type="string">
            <text:p text:style-name="P27">Pass</text:p>
          </table:table-cell>
        </table:table-row>
        <table:table-row>
          <table:table-cell table:style-name="Table3.A2" office:value-type="string">
            <text:p text:style-name="P23">Vector3</text:p>
          </table:table-cell>
          <table:table-cell table:style-name="Table3.A2" office:value-type="string">
            <text:p text:style-name="P8">PolarToCartesian(CartesianToPolar((2,3,6))</text:p>
          </table:table-cell>
          <table:table-cell table:style-name="Table3.A2" office:value-type="string">
            <text:p text:style-name="P25">Normal</text:p>
          </table:table-cell>
          <table:table-cell table:style-name="Table3.A2" office:value-type="string">
            <text:p text:style-name="P27">(2,3,6)</text:p>
          </table:table-cell>
          <table:table-cell table:style-name="Table3.E2" office:value-type="string">
            <text:p text:style-name="P25">Pass</text:p>
          </table:table-cell>
        </table:table-row>
        <table:table-row>
          <table:table-cell table:style-name="Table3.A2" office:value-type="string">
            <text:p text:style-name="P27">Vector3</text:p>
          </table:table-cell>
          <table:table-cell table:style-name="Table3.A2" office:value-type="string">
            <text:p text:style-name="P27">Null = null</text:p>
          </table:table-cell>
          <table:table-cell table:style-name="Table3.A2" office:value-type="string">
            <text:p text:style-name="P27">Erroneous</text:p>
          </table:table-cell>
          <table:table-cell table:style-name="Table3.A2" office:value-type="string">
            <text:p text:style-name="P27">True</text:p>
          </table:table-cell>
          <table:table-cell table:style-name="Table3.E2" office:value-type="string">
            <text:p text:style-name="P27">Pass</text:p>
          </table:table-cell>
        </table:table-row>
        <table:table-row>
          <table:table-cell table:style-name="Table3.A2" office:value-type="string">
            <text:p text:style-name="P27">Vector3</text:p>
          </table:table-cell>
          <table:table-cell table:style-name="Table3.A2" office:value-type="string">
            <text:p text:style-name="P27">Null = (2,3,6)</text:p>
          </table:table-cell>
          <table:table-cell table:style-name="Table3.A2" office:value-type="string">
            <text:p text:style-name="P27">Erroneous</text:p>
          </table:table-cell>
          <table:table-cell table:style-name="Table3.A2" office:value-type="string">
            <text:p text:style-name="P27">False</text:p>
          </table:table-cell>
          <table:table-cell table:style-name="Table3.E2" office:value-type="string">
            <text:p text:style-name="P28">Pass</text:p>
          </table:table-cell>
        </table:table-row>
        <table:table-row>
          <table:table-cell table:style-name="Table3.A2" office:value-type="string">
            <text:p text:style-name="P28">Matrix3</text:p>
          </table:table-cell>
          <table:table-cell table:style-name="Table3.A2" office:value-type="string">
            <text:p text:style-name="P28">I*I = I</text:p>
          </table:table-cell>
          <table:table-cell table:style-name="Table3.A2" office:value-type="string">
            <text:p text:style-name="P30">Normal</text:p>
          </table:table-cell>
          <table:table-cell table:style-name="Table3.A2" office:value-type="string">
            <text:p text:style-name="P30">True</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9">I*[1,3,1],[0,4,1],[2,-1,0] = [1,3,1],[0,4,1],[2,-1,0]*I = [1,3,1],[0,4,1],[2,-1,0]</text:p>
          </table:table-cell>
          <table:table-cell table:style-name="Table3.A2" office:value-type="string">
            <text:p text:style-name="P30">Normal</text:p>
          </table:table-cell>
          <table:table-cell table:style-name="Table3.A2" office:value-type="string">
            <text:p text:style-name="P30">True</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9">5* ([1,3,1],[0,4,1],[2,-1,0]) / 5</text:p>
          </table:table-cell>
          <table:table-cell table:style-name="Table3.A2" office:value-type="string">
            <text:p text:style-name="P30">Normal</text:p>
          </table:table-cell>
          <table:table-cell table:style-name="Table3.A2" office:value-type="string">
            <text:p text:style-name="P29">([1,3,1],[0,4,1],[2,-1,0])</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8">[1,3,1],[0,4,1],[2,-1,0] + [1,3,1],[0,4,1],[2,-1,0] = 2 * [1,3,1],[0,4,1],[2,-1,0]</text:p>
          </table:table-cell>
          <table:table-cell table:style-name="Table3.A2" office:value-type="string">
            <text:p text:style-name="P30">Normal</text:p>
          </table:table-cell>
          <table:table-cell table:style-name="Table3.A2" office:value-type="string">
            <text:p text:style-name="P30">True</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8">Inverse([1,3,1],[0,4,1],[2,-1,0])</text:p>
          </table:table-cell>
          <table:table-cell table:style-name="Table3.A2" office:value-type="string">
            <text:p text:style-name="P30">Normal</text:p>
          </table:table-cell>
          <table:table-cell table:style-name="Table3.A2" office:value-type="string">
            <text:p text:style-name="P28">([-1,1,1],<text:span text:style-name="T9">[-2,2,1],[8,-7,-4])</text:span></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8">Inverse(Inverse([1,3,1],[0,4,1],[2,-1,0]))</text:p>
          </table:table-cell>
          <table:table-cell table:style-name="Table3.A2" office:value-type="string">
            <text:p text:style-name="P30">Normal</text:p>
          </table:table-cell>
          <table:table-cell table:style-name="Table3.A2" office:value-type="string">
            <text:p text:style-name="P28">([1,3,1],[0,4,1],[2,-1,0])</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30">Inverse([0,0,0],[0,0,0],[0,0,0])</text:p>
          </table:table-cell>
          <table:table-cell table:style-name="Table3.A2" office:value-type="string">
            <text:p text:style-name="P30">Erroneous</text:p>
          </table:table-cell>
          <table:table-cell table:style-name="Table3.A2" office:value-type="string">
            <text:p text:style-name="P30">DivideByZeroException</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9">([1,3,1],[0,4,1],[2,-1,0])*([1,3,1],[0,4,1],[2,-1,0])</text:p>
          </table:table-cell>
          <table:table-cell table:style-name="Table3.A2" office:value-type="string">
            <text:p text:style-name="P30">Normal</text:p>
          </table:table-cell>
          <table:table-cell table:style-name="Table3.A2" office:value-type="string">
            <text:p text:style-name="P30">([3,14,4],[2,15,4],[2,2,1])</text:p>
          </table:table-cell>
          <table:table-cell table:style-name="Table3.E2" office:value-type="string">
            <text:p text:style-name="P30">Pass</text:p>
          </table:table-cell>
        </table:table-row>
      </table:table>
      <text:p text:style-name="P5"/>
      <text:p text:style-name="P2"><text:soft-page-break/></text:p>
      <text:p text:style-name="P2"/>
      <text:p text:style-name="P3">Body/<text:span text:style-name="T10">OrbitalElements</text:span> Tests</text:p>
      <text:p text:style-name="P3"/>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8">Test</text:p>
            </table:table-cell>
            <table:table-cell table:style-name="Table4.A1" office:value-type="string">
              <text:p text:style-name="P38">Type</text:p>
            </table:table-cell>
            <table:table-cell table:style-name="Table4.A1" office:value-type="string">
              <text:p text:style-name="P39">Expected</text:p>
            </table:table-cell>
            <table:table-cell table:style-name="Table4.D1" office:value-type="string">
              <text:p text:style-name="P39">Pass/Fail</text:p>
            </table:table-cell>
          </table:table-row>
        </table:table-header-rows>
        <table:table-row>
          <table:table-cell table:style-name="Table4.A2" office:value-type="string">
            <text:p text:style-name="P35">Identical bodys created orbiting static and moving bodies</text:p>
          </table:table-cell>
          <table:table-cell table:style-name="Table4.A2" office:value-type="string">
            <text:p text:style-name="P31">Normal</text:p>
          </table:table-cell>
          <table:table-cell table:style-name="Table4.A2" office:value-type="string">
            <text:p text:style-name="P35">Created bodies’ position and velocity differ by that of the moving body</text:p>
          </table:table-cell>
          <table:table-cell table:style-name="Table4.D2" office:value-type="string">
            <text:p text:style-name="P31">Pass</text:p>
          </table:table-cell>
        </table:table-row>
        <table:table-row>
          <table:table-cell table:style-name="Table4.A2" office:value-type="string">
            <text:p text:style-name="P32">OrbitalElements(Body(all possible values of variables, in increments of 0.2))</text:p>
          </table:table-cell>
          <table:table-cell table:style-name="Table4.A2" office:value-type="string">
            <text:p text:style-name="P32">Normal</text:p>
          </table:table-cell>
          <table:table-cell table:style-name="Table4.A2" office:value-type="string">
            <text:p text:style-name="P32">Equal to the original variables, and all circular orbits of the same radius have the same velocity</text:p>
          </table:table-cell>
          <table:table-cell table:style-name="Table4.D2" office:value-type="string">
            <text:p text:style-name="P35">Pass</text:p>
          </table:table-cell>
        </table:table-row>
        <table:table-row>
          <table:table-cell table:style-name="Table4.A2" office:value-type="string">
            <text:p text:style-name="P32">OrbitalElements(angles greater than 2pi)</text:p>
          </table:table-cell>
          <table:table-cell table:style-name="Table4.A2" office:value-type="string">
            <text:p text:style-name="P32">Erroneous</text:p>
          </table:table-cell>
          <table:table-cell table:style-name="Table4.A2" office:value-type="string">
            <text:p text:style-name="P32">Angles are implicitly converted to be within bounds</text:p>
          </table:table-cell>
          <table:table-cell table:style-name="Table4.D2" office:value-type="string">
            <text:p text:style-name="P35">Pass</text:p>
          </table:table-cell>
        </table:table-row>
      </table:table>
      <text:p text:style-name="P3"/>
      <text:p text:style-name="P4">PlanetarySystem tests</text:p>
      <text:p text:style-name="P2"/>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0">Test</text:p>
            </table:table-cell>
            <table:table-cell table:style-name="Table5.A1" office:value-type="string">
              <text:p text:style-name="P40">Type</text:p>
            </table:table-cell>
            <table:table-cell table:style-name="Table5.A1" office:value-type="string">
              <text:p text:style-name="P40">Expected</text:p>
            </table:table-cell>
            <table:table-cell table:style-name="Table5.D1" office:value-type="string">
              <text:p text:style-name="P20">Pass/Fail</text:p>
            </table:table-cell>
          </table:table-row>
        </table:table-header-rows>
        <table:table-row>
          <table:table-cell table:style-name="Table5.A2" office:value-type="string">
            <text:p text:style-name="P34">Construct system from list of bodies</text:p>
          </table:table-cell>
          <table:table-cell table:style-name="Table5.A2" office:value-type="string">
            <text:p text:style-name="P34">Normal</text:p>
          </table:table-cell>
          <table:table-cell table:style-name="Table5.A2" office:value-type="string">
            <text:p text:style-name="P34">System contains bodies</text:p>
          </table:table-cell>
          <table:table-cell table:style-name="Table5.D2" office:value-type="string">
            <text:p text:style-name="P34">Pass</text:p>
          </table:table-cell>
        </table:table-row>
        <table:table-row table:style-name="Table5.3">
          <table:table-cell table:style-name="Table5.A2" office:value-type="string">
            <text:p text:style-name="P34">Add body to system</text:p>
          </table:table-cell>
          <table:table-cell table:style-name="Table5.A2" office:value-type="string">
            <text:p text:style-name="P34">Normal</text:p>
          </table:table-cell>
          <table:table-cell table:style-name="Table5.A2" office:value-type="string">
            <text:p text:style-name="P34">System contains body at end</text:p>
          </table:table-cell>
          <table:table-cell table:style-name="Table5.D2" office:value-type="string">
            <text:p text:style-name="P34">Pass</text:p>
          </table:table-cell>
        </table:table-row>
        <table:table-row>
          <table:table-cell table:style-name="Table5.A2" office:value-type="string">
            <text:p text:style-name="P33">Barycenter of two bodies on line</text:p>
          </table:table-cell>
          <table:table-cell table:style-name="Table5.A2" office:value-type="string">
            <text:p text:style-name="P33">Normal</text:p>
          </table:table-cell>
          <table:table-cell table:style-name="Table5.A2" office:value-type="string">
            <text:p text:style-name="P33">Returns position on line in ratio of gravities</text:p>
          </table:table-cell>
          <table:table-cell table:style-name="Table5.D2" office:value-type="string">
            <text:p text:style-name="P33">Pass</text:p>
          </table:table-cell>
        </table:table-row>
        <table:table-row>
          <table:table-cell table:style-name="Table5.A2" office:value-type="string">
            <text:p text:style-name="P34">Barycenter of bodies on vertices of equilateral triangle</text:p>
          </table:table-cell>
          <table:table-cell table:style-name="Table5.A2" office:value-type="string">
            <text:p text:style-name="P34">Normal</text:p>
          </table:table-cell>
          <table:table-cell table:style-name="Table5.A2" office:value-type="string">
            <text:p text:style-name="P34">Returns center of triangle</text:p>
          </table:table-cell>
          <table:table-cell table:style-name="Table5.D2" office:value-type="string">
            <text:p text:style-name="P34">Pass</text:p>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
      <text:p text:style-name="P2"/>
      <text:p text:style-name="Standard"><text:span text:style-name="Default_20_Paragraph_20_Font"><text:span text:style-name="T1"/></text:span></text:p>
      <text:p text:style-name="P2"/>
      <text:p text:style-name="P2"/>
      <text:p text:style-name="Standard"><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14cliffordt</meta:initial-creator>
    <meta:creation-date>2019-01-11T12:06:00Z</meta:creation-date>
    <dc:date>2019-02-25T13:53:52.146752460</dc:date>
    <meta:editing-cycles>13</meta:editing-cycles>
    <meta:editing-duration>PT1H12M57S</meta:editing-duration>
    <meta:document-statistic meta:table-count="5" meta:image-count="0" meta:object-count="0" meta:page-count="6" meta:paragraph-count="267" meta:word-count="1648" meta:character-count="10620" meta:non-whitespace-character-count="9200"/>
    <meta:template xlink:type="simple" xlink:actuate="onRequest" xlink:title="" xlink:href="../../../../../../tmp/mozilla_timclifford0/project.odt/518F5B3B"/>
  </office:meta>
</office:document-meta>
</file>